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adea1" svg:font-family="Caladea"/>
    <style:font-face style:name="Arial" svg:font-family="Arial" style:font-pitch="variable"/>
    <style:font-face style:name="Caladea" svg:font-family="Calade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6cm" svg:stroke-color="#eaecef" draw:stroke-linejoin="round" svg:stroke-linecap="butt" draw:fill="none" fo:padding-top="0.013cm" fo:padding-bottom="0.013cm" fo:padding-left="0.013cm" fo:padding-right="0.013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24292e" style:font-name="Arial1" fo:font-size="24pt" fo:font-weight="bold" style:font-size-asian="24pt" style:font-name-complex="Arial1" style:font-size-complex="24pt" style:font-weight-complex="bold"/>
    </style:style>
    <style:style style:name="T2" style:family="text">
      <style:text-properties fo:color="#24292e" style:font-name="Arial1" fo:font-size="20pt" fo:font-weight="bold" style:font-size-asian="20pt" style:font-name-complex="Arial1" style:font-size-complex="20pt" style:font-weight-complex="bold"/>
    </style:style>
    <style:style style:name="T3" style:family="text">
      <style:text-properties fo:color="#000000" style:font-name="Caladea1" fo:font-size="14pt" fo:font-style="italic" fo:font-weight="bold" style:font-size-asian="14pt" style:font-name-complex="Caladea1" style:font-size-complex="14pt" style:font-style-complex="italic" style:font-weight-complex="bold"/>
    </style:style>
    <style:style style:name="T4" style:family="text">
      <style:text-properties fo:color="#222222" style:font-name="Arial1" fo:font-size="12pt" fo:font-weight="bold" style:font-size-asian="12pt" style:font-name-complex="Arial1" style:font-size-complex="12pt" style:font-weight-complex="bold"/>
    </style:style>
    <style:style style:name="T5" style:family="text">
      <style:text-properties fo:color="#222222" style:font-name="Arial1" fo:font-size="10pt" style:font-size-asian="10pt" style:font-name-complex="Arial1" style:font-size-complex="10pt"/>
    </style:style>
    <style:style style:name="T6" style:family="text">
      <style:text-properties fo:color="#000000" style:font-name="Caladea1" fo:font-size="14pt" style:font-size-asian="14pt" style:font-name-complex="Caladea1" style:font-size-complex="14pt"/>
    </style:style>
    <style:style style:name="T7" style:family="text">
      <style:text-properties fo:color="#000000" style:font-name="Arial1" fo:font-size="11pt" style:font-size-asian="11pt" style:font-name-complex="Arial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609cm" svg:height="1.146cm" svg:x="2.49cm" svg:y="2.54cm" svg:viewBox="0 0 16610 1147" draw:points="0,0 16610,0 16610,1147 0,1147">
          <text:p/>
        </draw:polygon>
        <draw:line draw:style-name="gr2" draw:text-style-name="P2" draw:layer="layout" svg:x1="2.49cm" svg:y1="3.686cm" svg:x2="19.099cm" svg:y2="3.686cm">
          <text:p/>
        </draw:line>
        <draw:polygon draw:style-name="gr1" draw:text-style-name="P1" draw:layer="layout" svg:width="16.609cm" svg:height="0.959cm" svg:x="2.49cm" svg:y="4.975cm" svg:viewBox="0 0 16610 960" draw:points="0,0 16610,0 16610,960 0,960">
          <text:p/>
        </draw:polygon>
        <draw:frame draw:style-name="gr3" draw:text-style-name="P4" draw:layer="layout" svg:width="7.199cm" svg:height="0.945cm" svg:x="7.196cm" svg:y="2.568cm">
          <draw:text-box>
            <text:p text:style-name="P3"><text:span text:style-name="T1">Machine Learning</text:span></text:p>
          </draw:text-box>
        </draw:frame>
        <draw:line draw:style-name="gr2" draw:text-style-name="P2" draw:layer="layout" svg:x1="2.49cm" svg:y1="5.934cm" svg:x2="19.099cm" svg:y2="5.934cm">
          <text:p/>
        </draw:line>
        <draw:polygon draw:style-name="gr1" draw:text-style-name="P1" draw:layer="layout" svg:width="16.609cm" svg:height="0.959cm" svg:x="2.49cm" svg:y="7.506cm" svg:viewBox="0 0 16610 960" draw:points="0,0 16610,0 16610,960 0,960">
          <text:p/>
        </draw:polygon>
        <draw:line draw:style-name="gr2" draw:text-style-name="P2" draw:layer="layout" svg:x1="2.49cm" svg:y1="8.465cm" svg:x2="19.099cm" svg:y2="8.465cm">
          <text:p/>
        </draw:line>
        <draw:polygon draw:style-name="gr1" draw:text-style-name="P1" draw:layer="layout" svg:width="16.609cm" svg:height="1.279cm" svg:x="2.49cm" svg:y="9.1cm" svg:viewBox="0 0 16610 1280" draw:points="0,0 16610,0 16610,1280 0,1280">
          <text:p/>
        </draw:polygon>
        <draw:polygon draw:style-name="gr1" draw:text-style-name="P1" draw:layer="layout" svg:width="16.609cm" svg:height="1.301cm" svg:x="2.49cm" svg:y="10.379cm" svg:viewBox="0 0 16610 1302" draw:points="0,0 16610,0 16610,1302 0,1302">
          <text:p/>
        </draw:polygon>
        <draw:frame draw:style-name="gr4" draw:text-style-name="P5" draw:layer="layout" svg:width="9.116cm" svg:height="0.788cm" svg:x="6.247cm" svg:y="7.53cm">
          <draw:text-box>
            <text:p text:style-name="P3"><text:span text:style-name="T2">Android Malware Detection</text:span></text:p>
          </draw:text-box>
        </draw:frame>
        <draw:polygon draw:style-name="gr1" draw:text-style-name="P1" draw:layer="layout" svg:width="16.609cm" svg:height="1.301cm" svg:x="2.49cm" svg:y="11.68cm" svg:viewBox="0 0 16610 1302" draw:points="0,0 16610,0 16610,1302 0,1302">
          <text:p/>
        </draw:polygon>
        <draw:frame draw:style-name="gr5" draw:text-style-name="P6" draw:layer="layout" svg:width="9.506cm" svg:height="0.581cm" svg:x="6.048cm" svg:y="11.892cm">
          <draw:text-box>
            <text:p text:style-name="P3"><text:span text:style-name="T3">Master of Engineering in Computer Science</text:span></text:p>
          </draw:text-box>
        </draw:frame>
      </draw:page>
      <draw:page draw:name="page2" draw:style-name="dp1" draw:master-page-name="master-page30">
        <draw:polygon draw:style-name="gr1" draw:text-style-name="P1" draw:layer="layout" svg:width="16.609cm" svg:height="0.903cm" svg:x="2.49cm" svg:y="2.54cm" svg:viewBox="0 0 16610 904" draw:points="0,0 16610,0 16610,904 0,904">
          <text:p/>
        </draw:polygon>
        <draw:polygon draw:style-name="gr1" draw:text-style-name="P1" draw:layer="layout" svg:width="16.609cm" svg:height="0.904cm" svg:x="2.49cm" svg:y="3.443cm" svg:viewBox="0 0 16610 905" draw:points="0,0 16610,0 16610,905 0,905">
          <text:p/>
        </draw:polygon>
        <draw:polygon draw:style-name="gr1" draw:text-style-name="P1" draw:layer="layout" svg:width="16.609cm" svg:height="0.857cm" svg:x="2.49cm" svg:y="4.347cm" svg:viewBox="0 0 16610 858" draw:points="0,0 16610,0 16610,858 0,858">
          <text:p/>
        </draw:polygon>
        <draw:polygon draw:style-name="gr1" draw:text-style-name="P1" draw:layer="layout" svg:width="16.609cm" svg:height="0.811cm" svg:x="2.49cm" svg:y="5.204cm" svg:viewBox="0 0 16610 812" draw:points="0,0 16610,0 16610,812 0,812">
          <text:p/>
        </draw:polygon>
        <draw:frame draw:style-name="gr6" draw:text-style-name="P7" draw:layer="layout" svg:width="3.245cm" svg:height="0.475cm" svg:x="2.54cm" svg:y="3.458cm">
          <draw:text-box>
            <text:p text:style-name="P3"><text:span text:style-name="T4">INTRODUCTION</text:span></text:p>
          </draw:text-box>
        </draw:frame>
        <draw:polygon draw:style-name="gr1" draw:text-style-name="P1" draw:layer="layout" svg:width="16.609cm" svg:height="0.81cm" svg:x="2.49cm" svg:y="6.015cm" svg:viewBox="0 0 16610 811" draw:points="0,0 16610,0 16610,811 0,811">
          <text:p/>
        </draw:polygon>
        <draw:frame draw:style-name="gr7" draw:text-style-name="P8" draw:layer="layout" svg:width="13.257cm" svg:height="0.395cm" svg:x="2.54cm" svg:y="5.216cm">
          <draw:text-box>
            <text:p text:style-name="P3"><text:span text:style-name="T5">Malware detection has been an important topic in cyber security research. This report</text:span></text:p>
          </draw:text-box>
        </draw:frame>
        <draw:polygon draw:style-name="gr1" draw:text-style-name="P1" draw:layer="layout" svg:width="16.609cm" svg:height="0.857cm" svg:x="2.49cm" svg:y="6.825cm" svg:viewBox="0 0 16610 858" draw:points="0,0 16610,0 16610,858 0,858">
          <text:p/>
        </draw:polygon>
        <draw:polygon draw:style-name="gr1" draw:text-style-name="P1" draw:layer="layout" svg:width="16.609cm" svg:height="0.904cm" svg:x="2.49cm" svg:y="7.682cm" svg:viewBox="0 0 16610 905" draw:points="0,0 16610,0 16610,905 0,905">
          <text:p/>
        </draw:polygon>
        <draw:frame draw:style-name="gr7" draw:text-style-name="P8" draw:layer="layout" svg:width="7.207cm" svg:height="0.395cm" svg:x="2.54cm" svg:y="6.027cm">
          <draw:text-box>
            <text:p text:style-name="P3"><text:span text:style-name="T5">discusses some methods to detect a malware.</text:span></text:p>
          </draw:text-box>
        </draw:frame>
        <draw:polygon draw:style-name="gr1" draw:text-style-name="P1" draw:layer="layout" svg:width="16.609cm" svg:height="0.857cm" svg:x="2.49cm" svg:y="8.586cm" svg:viewBox="0 0 16610 858" draw:points="0,0 16610,0 16610,858 0,858">
          <text:p/>
        </draw:polygon>
        <draw:polygon draw:style-name="gr1" draw:text-style-name="P1" draw:layer="layout" svg:width="16.609cm" svg:height="0.811cm" svg:x="2.49cm" svg:y="9.443cm" svg:viewBox="0 0 16610 812" draw:points="0,0 16610,0 16610,812 0,812">
          <text:p/>
        </draw:polygon>
        <draw:frame draw:style-name="gr6" draw:text-style-name="P7" draw:layer="layout" svg:width="2.284cm" svg:height="0.475cm" svg:x="2.54cm" svg:y="7.697cm">
          <draw:text-box>
            <text:p text:style-name="P3"><text:span text:style-name="T4">FEATURES</text:span></text:p>
          </draw:text-box>
        </draw:frame>
        <draw:polygon draw:style-name="gr1" draw:text-style-name="P1" draw:layer="layout" svg:width="16.609cm" svg:height="0.81cm" svg:x="2.49cm" svg:y="10.254cm" svg:viewBox="0 0 16610 811" draw:points="0,0 16610,0 16610,811 0,811">
          <text:p/>
        </draw:polygon>
        <draw:frame draw:style-name="gr7" draw:text-style-name="P8" draw:layer="layout" svg:width="13.765cm" svg:height="0.395cm" svg:x="2.54cm" svg:y="9.455cm">
          <draw:text-box>
            <text:p text:style-name="P3"><text:span text:style-name="T5">For each application, the Drebin dataset contains a text file. The text file describes all the</text:span></text:p>
          </draw:text-box>
        </draw:frame>
        <draw:polygon draw:style-name="gr1" draw:text-style-name="P1" draw:layer="layout" svg:width="16.609cm" svg:height="0.81cm" svg:x="2.49cm" svg:y="11.064cm" svg:viewBox="0 0 16610 811" draw:points="0,0 16610,0 16610,811 0,811">
          <text:p/>
        </draw:polygon>
        <draw:frame draw:style-name="gr7" draw:text-style-name="P8" draw:layer="layout" svg:width="13.261cm" svg:height="0.395cm" svg:x="2.54cm" svg:y="10.266cm">
          <draw:text-box>
            <text:p text:style-name="P3"><text:span text:style-name="T5">properties of the application. Each property belongs to one of 8 categories (S1 to S8).</text:span></text:p>
          </draw:text-box>
        </draw:frame>
        <draw:polygon draw:style-name="gr1" draw:text-style-name="P1" draw:layer="layout" svg:width="16.609cm" svg:height="0.811cm" svg:x="2.49cm" svg:y="11.874cm" svg:viewBox="0 0 16610 812" draw:points="0,0 16610,0 16610,812 0,812">
          <text:p/>
        </draw:polygon>
        <draw:frame draw:style-name="gr7" draw:text-style-name="P8" draw:layer="layout" svg:width="13.489cm" svg:height="0.395cm" svg:x="2.54cm" svg:y="11.076cm">
          <draw:text-box>
            <text:p text:style-name="P3"><text:span text:style-name="T5">Then a feature vector for this application can be the occurrence of each category in the</text:span></text:p>
          </draw:text-box>
        </draw:frame>
        <draw:polygon draw:style-name="gr1" draw:text-style-name="P1" draw:layer="layout" svg:width="16.609cm" svg:height="0.81cm" svg:x="2.49cm" svg:y="12.685cm" svg:viewBox="0 0 16610 811" draw:points="0,0 16610,0 16610,811 0,811">
          <text:p/>
        </draw:polygon>
        <draw:frame draw:style-name="gr7" draw:text-style-name="P8" draw:layer="layout" svg:width="13.286cm" svg:height="0.395cm" svg:x="2.54cm" svg:y="11.887cm">
          <draw:text-box>
            <text:p text:style-name="P3"><text:span text:style-name="T5">text file. For example, one application can have a feature vector of 5-3-0–65-11-9-2. It</text:span></text:p>
          </draw:text-box>
        </draw:frame>
        <draw:polygon draw:style-name="gr1" draw:text-style-name="P1" draw:layer="layout" svg:width="16.609cm" svg:height="0.858cm" svg:x="2.49cm" svg:y="13.495cm" svg:viewBox="0 0 16610 859" draw:points="0,0 16610,0 16610,859 0,859">
          <text:p/>
        </draw:polygon>
        <draw:polygon draw:style-name="gr1" draw:text-style-name="P1" draw:layer="layout" svg:width="16.609cm" svg:height="0.903cm" svg:x="2.49cm" svg:y="14.353cm" svg:viewBox="0 0 16610 904" draw:points="0,0 16610,0 16610,904 0,904">
          <text:p/>
        </draw:polygon>
        <draw:frame draw:style-name="gr7" draw:text-style-name="P8" draw:layer="layout" svg:width="10.801cm" svg:height="0.395cm" svg:x="2.54cm" svg:y="12.697cm">
          <draw:text-box>
            <text:p text:style-name="P3"><text:span text:style-name="T5">means that S1 category occurs 5 times, S2 occurs 3 times and so on.</text:span></text:p>
          </draw:text-box>
        </draw:frame>
        <draw:polygon draw:style-name="gr1" draw:text-style-name="P1" draw:layer="layout" svg:width="16.609cm" svg:height="0.857cm" svg:x="2.49cm" svg:y="15.256cm" svg:viewBox="0 0 16610 858" draw:points="0,0 16610,0 16610,858 0,858">
          <text:p/>
        </draw:polygon>
        <draw:polygon draw:style-name="gr1" draw:text-style-name="P1" draw:layer="layout" svg:width="16.609cm" svg:height="0.904cm" svg:x="2.49cm" svg:y="16.113cm" svg:viewBox="0 0 16610 905" draw:points="0,0 16610,0 16610,905 0,905">
          <text:p/>
        </draw:polygon>
        <draw:frame draw:style-name="gr6" draw:text-style-name="P7" draw:layer="layout" svg:width="2.402cm" svg:height="0.475cm" svg:x="2.54cm" svg:y="14.367cm">
          <draw:text-box>
            <text:p text:style-name="P3"><text:span text:style-name="T4">PROBLEMS</text:span></text:p>
          </draw:text-box>
        </draw:frame>
        <draw:polygon draw:style-name="gr1" draw:text-style-name="P1" draw:layer="layout" svg:width="16.609cm" svg:height="0.811cm" svg:x="2.49cm" svg:y="17.017cm" svg:viewBox="0 0 16610 812" draw:points="0,0 16610,0 16610,812 0,812">
          <text:p/>
        </draw:polygon>
        <draw:frame draw:style-name="gr6" draw:text-style-name="P7" draw:layer="layout" svg:width="4.955cm" svg:height="0.475cm" svg:x="2.54cm" svg:y="16.128cm">
          <draw:text-box>
            <text:p text:style-name="P3"><text:span text:style-name="T4">Malware or non-malware</text:span></text:p>
          </draw:text-box>
        </draw:frame>
        <draw:polygon draw:style-name="gr1" draw:text-style-name="P1" draw:layer="layout" svg:width="16.609cm" svg:height="0.81cm" svg:x="2.49cm" svg:y="17.828cm" svg:viewBox="0 0 16610 811" draw:points="0,0 16610,0 16610,811 0,811">
          <text:p/>
        </draw:polygon>
        <draw:frame draw:style-name="gr7" draw:text-style-name="P8" draw:layer="layout" svg:width="11.991cm" svg:height="0.395cm" svg:x="2.54cm" svg:y="17.029cm">
          <draw:text-box>
            <text:p text:style-name="P3"><text:span text:style-name="T5">The first problem can be tackled using the above feature vectors is to classify</text:span></text:p>
          </draw:text-box>
        </draw:frame>
        <draw:polygon draw:style-name="gr1" draw:text-style-name="P1" draw:layer="layout" svg:width="16.609cm" svg:height="0.857cm" svg:x="2.49cm" svg:y="18.638cm" svg:viewBox="0 0 16610 858" draw:points="0,0 16610,0 16610,858 0,858">
          <text:p/>
        </draw:polygon>
        <draw:polygon draw:style-name="gr1" draw:text-style-name="P1" draw:layer="layout" svg:width="16.609cm" svg:height="0.904cm" svg:x="2.49cm" svg:y="19.495cm" svg:viewBox="0 0 16610 905" draw:points="0,0 16610,0 16610,905 0,905">
          <text:p/>
        </draw:polygon>
        <draw:frame draw:style-name="gr7" draw:text-style-name="P8" draw:layer="layout" svg:width="6.373cm" svg:height="0.395cm" svg:x="2.54cm" svg:y="17.84cm">
          <draw:text-box>
            <text:p text:style-name="P3"><text:span text:style-name="T5">whether an application is malware or not.</text:span></text:p>
          </draw:text-box>
        </draw:frame>
        <draw:polygon draw:style-name="gr1" draw:text-style-name="P1" draw:layer="layout" svg:width="16.609cm" svg:height="0.81cm" svg:x="2.49cm" svg:y="20.399cm" svg:viewBox="0 0 16610 811" draw:points="0,0 16610,0 16610,811 0,811">
          <text:p/>
        </draw:polygon>
        <draw:frame draw:style-name="gr6" draw:text-style-name="P7" draw:layer="layout" svg:width="4.079cm" svg:height="0.475cm" svg:x="2.54cm" svg:y="19.51cm">
          <draw:text-box>
            <text:p text:style-name="P3"><text:span text:style-name="T4">A. Choice of dataset</text:span></text:p>
          </draw:text-box>
        </draw:frame>
        <draw:polygon draw:style-name="gr1" draw:text-style-name="P1" draw:layer="layout" svg:width="16.609cm" svg:height="0.811cm" svg:x="2.49cm" svg:y="21.209cm" svg:viewBox="0 0 16610 812" draw:points="0,0 16610,0 16610,812 0,812">
          <text:p/>
        </draw:polygon>
        <draw:frame draw:style-name="gr7" draw:text-style-name="P8" draw:layer="layout" svg:width="11.821cm" svg:height="0.395cm" svg:x="2.54cm" svg:y="20.411cm">
          <draw:text-box>
            <text:p text:style-name="P3"><text:span text:style-name="T5">The Drebin dataset comes with 5560 positive examples and more than 100k</text:span></text:p>
          </draw:text-box>
        </draw:frame>
        <draw:polygon draw:style-name="gr1" draw:text-style-name="P1" draw:layer="layout" svg:width="16.609cm" svg:height="0.81cm" svg:x="2.49cm" svg:y="22.02cm" svg:viewBox="0 0 16610 811" draw:points="0,0 16610,0 16610,811 0,811">
          <text:p/>
        </draw:polygon>
        <draw:frame draw:style-name="gr7" draw:text-style-name="P8" draw:layer="layout" svg:width="11.449cm" svg:height="0.395cm" svg:x="2.54cm" svg:y="21.222cm">
          <draw:text-box>
            <text:p text:style-name="P3"><text:span text:style-name="T5">negative examples. This raised a problem of class imbalance. Experiment</text:span></text:p>
          </draw:text-box>
        </draw:frame>
        <draw:polygon draw:style-name="gr1" draw:text-style-name="P1" draw:layer="layout" svg:width="16.609cm" svg:height="0.811cm" svg:x="2.49cm" svg:y="22.83cm" svg:viewBox="0 0 16610 812" draw:points="0,0 16610,0 16610,812 0,812">
          <text:p/>
        </draw:polygon>
        <draw:frame draw:style-name="gr7" draw:text-style-name="P8" draw:layer="layout" svg:width="12.241cm" svg:height="0.395cm" svg:x="2.54cm" svg:y="22.032cm">
          <draw:text-box>
            <text:p text:style-name="P3"><text:span text:style-name="T5">showed that a support vector machine when trained on 5560 positives + 20000</text:span></text:p>
          </draw:text-box>
        </draw:frame>
        <draw:polygon draw:style-name="gr1" draw:text-style-name="P1" draw:layer="layout" svg:width="16.609cm" svg:height="0.81cm" svg:x="2.49cm" svg:y="23.641cm" svg:viewBox="0 0 16610 811" draw:points="0,0 16610,0 16610,811 0,811">
          <text:p/>
        </draw:polygon>
        <draw:frame draw:style-name="gr7" draw:text-style-name="P8" draw:layer="layout" svg:width="11.728cm" svg:height="0.395cm" svg:x="2.54cm" svg:y="22.843cm">
          <draw:text-box>
            <text:p text:style-name="P3"><text:span text:style-name="T5">negatives had accuracy score of 0.86 and f1 score of 0.61 (because of very</text:span></text:p>
          </draw:text-box>
        </draw:frame>
        <draw:polygon draw:style-name="gr1" draw:text-style-name="P1" draw:layer="layout" svg:width="16.609cm" svg:height="0.467cm" svg:x="2.49cm" svg:y="24.451cm" svg:viewBox="0 0 16610 468" draw:points="0,0 16610,0 16610,468 0,468">
          <text:p/>
        </draw:polygon>
        <draw:frame draw:style-name="gr7" draw:text-style-name="P8" draw:layer="layout" svg:width="11.208cm" svg:height="0.395cm" svg:x="2.54cm" svg:y="23.653cm">
          <draw:text-box>
            <text:p text:style-name="P3"><text:span text:style-name="T5">bad recall). But when the same model trained on 5560 positives but only</text:span></text:p>
          </draw:text-box>
        </draw:frame>
        <draw:frame draw:style-name="gr7" draw:text-style-name="P8" draw:layer="layout" svg:width="9.493cm" svg:height="0.395cm" svg:x="2.54cm" svg:y="24.463cm">
          <draw:text-box>
            <text:p text:style-name="P3"><text:span text:style-name="T5">5560 negatives, it had 0.91 accuracy score but 0.90 f1 score.</text:span></text:p>
          </draw:text-box>
        </draw:frame>
      </draw:page>
      <draw:page draw:name="page3" draw:style-name="dp1" draw:master-page-name="master-page41">
        <draw:polygon draw:style-name="gr1" draw:text-style-name="P1" draw:layer="layout" svg:width="16.609cm" svg:height="0.857cm" svg:x="2.49cm" svg:y="2.54cm" svg:viewBox="0 0 16610 858" draw:points="0,0 16610,0 16610,858 0,858">
          <text:p/>
        </draw:polygon>
        <draw:polygon draw:style-name="gr1" draw:text-style-name="P1" draw:layer="layout" svg:width="16.609cm" svg:height="0.81cm" svg:x="2.49cm" svg:y="3.397cm" svg:viewBox="0 0 16610 811" draw:points="0,0 16610,0 16610,811 0,811">
          <text:p/>
        </draw:polygon>
        <draw:polygon draw:style-name="gr1" draw:text-style-name="P1" draw:layer="layout" svg:width="16.609cm" svg:height="0.904cm" svg:x="2.49cm" svg:y="4.207cm" svg:viewBox="0 0 16610 905" draw:points="0,0 16610,0 16610,905 0,905">
          <text:p/>
        </draw:polygon>
        <draw:polygon draw:style-name="gr1" draw:text-style-name="P1" draw:layer="layout" svg:width="16.609cm" svg:height="0.466cm" svg:x="2.49cm" svg:y="5.111cm" svg:viewBox="0 0 16610 467" draw:points="0,0 16610,0 16610,467 0,467">
          <text:p/>
        </draw:polygon>
        <draw:polygon draw:style-name="gr1" draw:text-style-name="P1" draw:layer="layout" svg:width="16.609cm" svg:height="0.467cm" svg:x="2.49cm" svg:y="5.577cm" svg:viewBox="0 0 16610 468" draw:points="0,0 16610,0 16610,468 0,468">
          <text:p/>
        </draw:polygon>
        <draw:polygon draw:style-name="gr1" draw:text-style-name="P1" draw:layer="layout" svg:width="16.609cm" svg:height="0.81cm" svg:x="2.49cm" svg:y="6.044cm" svg:viewBox="0 0 16610 811" draw:points="0,0 16610,0 16610,811 0,811">
          <text:p/>
        </draw:polygon>
        <draw:frame draw:style-name="gr6" draw:text-style-name="P7" draw:layer="layout" svg:width="4.32cm" svg:height="0.475cm" svg:x="2.54cm" svg:y="4.222cm">
          <draw:text-box>
            <text:p text:style-name="P3"><text:span text:style-name="T4">B. Evaluation metrics</text:span></text:p>
          </draw:text-box>
        </draw:frame>
        <draw:frame draw:style-name="gr7" draw:text-style-name="P8" draw:layer="layout" svg:width="15.877cm" svg:height="0.395cm" svg:x="2.54cm" svg:y="5.123cm">
          <draw:text-box>
            <text:p text:style-name="P3"><text:span text:style-name="T5">A good metrics for this problem is F1 score since it combines precision and recall. And in this problem,</text:span></text:p>
          </draw:text-box>
        </draw:frame>
        <draw:frame draw:style-name="gr7" draw:text-style-name="P8" draw:layer="layout" svg:width="15.902cm" svg:height="0.395cm" svg:x="2.54cm" svg:y="5.59cm">
          <draw:text-box>
            <text:p text:style-name="P3"><text:span text:style-name="T5">both precision and recall are important. Because people want to find all the positive examples and also</text:span></text:p>
          </draw:text-box>
        </draw:frame>
        <draw:polygon draw:style-name="gr1" draw:text-style-name="P1" draw:layer="layout" svg:width="16.609cm" svg:height="0.857cm" svg:x="2.49cm" svg:y="6.854cm" svg:viewBox="0 0 16610 858" draw:points="0,0 16610,0 16610,858 0,858">
          <text:p/>
        </draw:polygon>
        <draw:polygon draw:style-name="gr1" draw:text-style-name="P1" draw:layer="layout" svg:width="16.609cm" svg:height="0.904cm" svg:x="2.49cm" svg:y="7.711cm" svg:viewBox="0 0 16610 905" draw:points="0,0 16610,0 16610,905 0,905">
          <text:p/>
        </draw:polygon>
        <draw:frame draw:style-name="gr7" draw:text-style-name="P8" draw:layer="layout" svg:width="6.703cm" svg:height="0.395cm" svg:x="2.54cm" svg:y="6.056cm">
          <draw:text-box>
            <text:p text:style-name="P3"><text:span text:style-name="T5">not to label a negative example as positive.</text:span></text:p>
          </draw:text-box>
        </draw:frame>
        <draw:polygon draw:style-name="gr1" draw:text-style-name="P1" draw:layer="layout" svg:width="16.609cm" svg:height="0.811cm" svg:x="2.49cm" svg:y="8.615cm" svg:viewBox="0 0 16610 812" draw:points="0,0 16610,0 16610,812 0,812">
          <text:p/>
        </draw:polygon>
        <draw:frame draw:style-name="gr6" draw:text-style-name="P7" draw:layer="layout" svg:width="3.698cm" svg:height="0.475cm" svg:x="2.54cm" svg:y="7.726cm">
          <draw:text-box>
            <text:p text:style-name="P3"><text:span text:style-name="T4">C. Algorithm Used</text:span></text:p>
          </draw:text-box>
        </draw:frame>
        <draw:polygon draw:style-name="gr1" draw:text-style-name="P1" draw:layer="layout" svg:width="16.609cm" svg:height="0.857cm" svg:x="2.49cm" svg:y="9.426cm" svg:viewBox="0 0 16610 858" draw:points="0,0 16610,0 16610,858 0,858">
          <text:p/>
        </draw:polygon>
        <draw:polygon draw:style-name="gr1" draw:text-style-name="P1" draw:layer="layout" svg:width="16.609cm" svg:height="0.904cm" svg:x="2.49cm" svg:y="10.283cm" svg:viewBox="0 0 16610 905" draw:points="0,0 16610,0 16610,905 0,905">
          <text:p/>
        </draw:polygon>
        <draw:frame draw:style-name="gr7" draw:text-style-name="P8" draw:layer="layout" svg:width="16.131cm" svg:height="0.395cm" svg:x="2.638cm" svg:y="8.627cm">
          <draw:text-box>
            <text:p text:style-name="P3"><text:span text:style-name="T5">Support vector machine, SVM was tested and performed a lot better only with default hyper parameters.</text:span></text:p>
          </draw:text-box>
        </draw:frame>
        <draw:polygon draw:style-name="gr1" draw:text-style-name="P1" draw:layer="layout" svg:width="16.609cm" svg:height="0.692cm" svg:x="2.49cm" svg:y="11.187cm" svg:viewBox="0 0 16610 693" draw:points="0,0 16610,0 16610,693 0,693">
          <text:p/>
        </draw:polygon>
        <draw:frame draw:style-name="gr6" draw:text-style-name="P7" draw:layer="layout" svg:width="3.139cm" svg:height="0.475cm" svg:x="2.54cm" svg:y="10.297cm">
          <draw:text-box>
            <text:p text:style-name="P3"><text:span text:style-name="T4">D. Performance</text:span></text:p>
          </draw:text-box>
        </draw:frame>
        <draw:frame draw:style-name="gr5" draw:text-style-name="P6" draw:layer="layout" svg:width="1.941cm" svg:height="0.581cm" svg:x="8.17cm" svg:y="11.897cm">
          <draw:text-box>
            <text:p text:style-name="P3"><text:span text:style-name="T6">Accuracy</text:span></text:p>
          </draw:text-box>
        </draw:frame>
        <draw:frame draw:style-name="gr5" draw:text-style-name="P6" draw:layer="layout" svg:width="1.793cm" svg:height="0.581cm" svg:x="13.801cm" svg:y="11.897cm">
          <draw:text-box>
            <text:p text:style-name="P3"><text:span text:style-name="T6">F1 score</text:span></text:p>
          </draw:text-box>
        </draw:frame>
        <draw:frame draw:style-name="gr8" draw:text-style-name="P9" draw:layer="layout" svg:width="4.117cm" svg:height="0.433cm" svg:x="2.54cm" svg:y="12.506cm">
          <draw:text-box>
            <text:p text:style-name="P3"><text:span text:style-name="T7">Support vector machine</text:span></text:p>
          </draw:text-box>
        </draw:frame>
        <draw:frame draw:style-name="gr8" draw:text-style-name="P9" draw:layer="layout" svg:width="0.544cm" svg:height="0.433cm" svg:x="8.278cm" svg:y="12.506cm">
          <draw:text-box>
            <text:p text:style-name="P3"><text:span text:style-name="T7">0.9</text:span></text:p>
          </draw:text-box>
        </draw:frame>
        <draw:line draw:style-name="gr9" draw:text-style-name="P2" draw:layer="layout" svg:x1="13.61cm" svg:y1="11.879cm" svg:x2="13.61cm" svg:y2="12.475cm">
          <text:p/>
        </draw:line>
        <draw:line draw:style-name="gr9" draw:text-style-name="P2" draw:layer="layout" svg:x1="19.24cm" svg:y1="11.879cm" svg:x2="19.24cm" svg:y2="12.475cm">
          <text:p/>
        </draw:line>
        <draw:line draw:style-name="gr9" draw:text-style-name="P2" draw:layer="layout" svg:x1="13.618cm" svg:y1="11.879cm" svg:x2="19.231cm" svg:y2="11.879cm">
          <text:p/>
        </draw:line>
        <draw:line draw:style-name="gr9" draw:text-style-name="P2" draw:layer="layout" svg:x1="7.979cm" svg:y1="11.879cm" svg:x2="7.979cm" svg:y2="12.475cm">
          <text:p/>
        </draw:line>
        <draw:line draw:style-name="gr9" draw:text-style-name="P2" draw:layer="layout" svg:x1="7.988cm" svg:y1="11.879cm" svg:x2="13.601cm" svg:y2="11.879cm">
          <text:p/>
        </draw:line>
        <draw:line draw:style-name="gr9" draw:text-style-name="P2" draw:layer="layout" svg:x1="2.349cm" svg:y1="11.879cm" svg:x2="2.349cm" svg:y2="12.475cm">
          <text:p/>
        </draw:line>
        <draw:line draw:style-name="gr9" draw:text-style-name="P2" draw:layer="layout" svg:x1="2.358cm" svg:y1="11.879cm" svg:x2="7.971cm" svg:y2="11.879cm">
          <text:p/>
        </draw:line>
        <draw:line draw:style-name="gr9" draw:text-style-name="P2" draw:layer="layout" svg:x1="13.61cm" svg:y1="12.475cm" svg:x2="13.61cm" svg:y2="12.939cm">
          <text:p/>
        </draw:line>
        <draw:line draw:style-name="gr9" draw:text-style-name="P2" draw:layer="layout" svg:x1="19.24cm" svg:y1="12.475cm" svg:x2="19.24cm" svg:y2="12.939cm">
          <text:p/>
        </draw:line>
        <draw:line draw:style-name="gr9" draw:text-style-name="P2" draw:layer="layout" svg:x1="13.618cm" svg:y1="12.475cm" svg:x2="19.231cm" svg:y2="12.475cm">
          <text:p/>
        </draw:line>
        <draw:line draw:style-name="gr9" draw:text-style-name="P2" draw:layer="layout" svg:x1="13.601cm" svg:y1="12.939cm" svg:x2="19.249cm" svg:y2="12.939cm">
          <text:p/>
        </draw:line>
        <draw:line draw:style-name="gr9" draw:text-style-name="P2" draw:layer="layout" svg:x1="7.979cm" svg:y1="12.475cm" svg:x2="7.979cm" svg:y2="12.939cm">
          <text:p/>
        </draw:line>
        <draw:line draw:style-name="gr9" draw:text-style-name="P2" draw:layer="layout" svg:x1="7.988cm" svg:y1="12.475cm" svg:x2="13.601cm" svg:y2="12.475cm">
          <text:p/>
        </draw:line>
        <draw:line draw:style-name="gr9" draw:text-style-name="P2" draw:layer="layout" svg:x1="7.971cm" svg:y1="12.939cm" svg:x2="13.618cm" svg:y2="12.939cm">
          <text:p/>
        </draw:line>
        <draw:line draw:style-name="gr9" draw:text-style-name="P2" draw:layer="layout" svg:x1="2.349cm" svg:y1="12.475cm" svg:x2="2.349cm" svg:y2="12.939cm">
          <text:p/>
        </draw:line>
        <draw:line draw:style-name="gr9" draw:text-style-name="P2" draw:layer="layout" svg:x1="2.358cm" svg:y1="12.475cm" svg:x2="7.971cm" svg:y2="12.475cm">
          <text:p/>
        </draw:line>
        <draw:line draw:style-name="gr9" draw:text-style-name="P2" draw:layer="layout" svg:x1="2.34cm" svg:y1="12.939cm" svg:x2="7.988cm" svg:y2="12.939cm">
          <text:p/>
        </draw:line>
        <draw:polygon draw:style-name="gr1" draw:text-style-name="P1" draw:layer="layout" svg:width="16.609cm" svg:height="0.857cm" svg:x="2.49cm" svg:y="13.301cm" svg:viewBox="0 0 16610 858" draw:points="0,0 16610,0 16610,858 0,858">
          <text:p/>
        </draw:polygon>
        <draw:polygon draw:style-name="gr1" draw:text-style-name="P1" draw:layer="layout" svg:width="16.609cm" svg:height="0.904cm" svg:x="2.49cm" svg:y="14.158cm" svg:viewBox="0 0 16610 905" draw:points="0,0 16610,0 16610,905 0,905">
          <text:p/>
        </draw:polygon>
        <draw:frame draw:style-name="gr8" draw:text-style-name="P9" draw:layer="layout" svg:width="0.76cm" svg:height="0.433cm" svg:x="13.908cm" svg:y="12.506cm">
          <draw:text-box>
            <text:p text:style-name="P3"><text:span text:style-name="T7">0.90</text:span></text:p>
          </draw:text-box>
        </draw:frame>
        <draw:polygon draw:style-name="gr1" draw:text-style-name="P1" draw:layer="layout" svg:width="16.609cm" svg:height="0.466cm" svg:x="2.49cm" svg:y="15.062cm" svg:viewBox="0 0 16610 467" draw:points="0,0 16610,0 16610,467 0,467">
          <text:p/>
        </draw:polygon>
        <draw:polygon draw:style-name="gr1" draw:text-style-name="P1" draw:layer="layout" svg:width="16.609cm" svg:height="0.513cm" svg:x="2.49cm" svg:y="15.528cm" svg:viewBox="0 0 16610 514" draw:points="0,0 16610,0 16610,514 0,514">
          <text:p/>
        </draw:polygon>
        <draw:polygon draw:style-name="gr1" draw:text-style-name="P1" draw:layer="layout" svg:width="16.609cm" svg:height="0.857cm" svg:x="2.49cm" svg:y="16.041cm" svg:viewBox="0 0 16610 858" draw:points="0,0 16610,0 16610,858 0,858">
          <text:p/>
        </draw:polygon>
        <draw:frame draw:style-name="gr6" draw:text-style-name="P7" draw:layer="layout" svg:width="4.269cm" svg:height="0.475cm" svg:x="2.54cm" svg:y="14.172cm">
          <draw:text-box>
            <text:p text:style-name="P3"><text:span text:style-name="T4">E. Intuition explained</text:span></text:p>
          </draw:text-box>
        </draw:frame>
        <draw:polygon draw:style-name="gr1" draw:text-style-name="P1" draw:layer="layout" svg:width="16.609cm" svg:height="0.904cm" svg:x="2.49cm" svg:y="16.898cm" svg:viewBox="0 0 16610 905" draw:points="0,0 16610,0 16610,905 0,905">
          <text:p/>
        </draw:polygon>
        <draw:frame draw:style-name="gr7" draw:text-style-name="P8" draw:layer="layout" svg:width="15.758cm" svg:height="0.395cm" svg:x="2.54cm" svg:y="15.074cm">
          <draw:text-box>
            <text:p text:style-name="P3"><text:span text:style-name="T5">Since SVM was the most successful model, it was chosen to explain what are the motivations behind.</text:span></text:p>
          </draw:text-box>
        </draw:frame>
        <draw:polygon draw:style-name="gr1" draw:text-style-name="P1" draw:layer="layout" svg:width="16.609cm" svg:height="0.811cm" svg:x="2.49cm" svg:y="17.802cm" svg:viewBox="0 0 16610 812" draw:points="0,0 16610,0 16610,812 0,812">
          <text:p/>
        </draw:polygon>
        <draw:frame draw:style-name="gr6" draw:text-style-name="P7" draw:layer="layout" svg:width="2.284cm" svg:height="0.475cm" svg:x="2.54cm" svg:y="16.913cm">
          <draw:text-box>
            <text:p text:style-name="P3"><text:span text:style-name="T4">LIBRARIES</text:span></text:p>
          </draw:text-box>
        </draw:frame>
        <draw:polygon draw:style-name="gr1" draw:text-style-name="P1" draw:layer="layout" svg:width="16.609cm" svg:height="0.81cm" svg:x="2.49cm" svg:y="18.613cm" svg:viewBox="0 0 16610 811" draw:points="0,0 16610,0 16610,811 0,811">
          <text:p/>
        </draw:polygon>
        <draw:frame draw:style-name="gr7" draw:text-style-name="P8" draw:layer="layout" svg:width="10.725cm" svg:height="0.395cm" svg:x="2.54cm" svg:y="17.814cm">
          <draw:text-box>
            <text:p text:style-name="P3"><text:span text:style-name="T5">The following open source libraries were used during the experiment.</text:span></text:p>
          </draw:text-box>
        </draw:frame>
        <draw:polygon draw:style-name="gr1" draw:text-style-name="P1" draw:layer="layout" svg:width="16.609cm" svg:height="0.811cm" svg:x="2.49cm" svg:y="19.423cm" svg:viewBox="0 0 16610 812" draw:points="0,0 16610,0 16610,812 0,812">
          <text:p/>
        </draw:polygon>
        <draw:frame draw:style-name="gr7" draw:text-style-name="P8" draw:layer="layout" svg:width="8.68cm" svg:height="0.395cm" svg:x="2.54cm" svg:y="18.625cm">
          <draw:text-box>
            <text:p text:style-name="P3"><text:span text:style-name="T5">1. Numpy - scipy for reading data and building matrices.</text:span></text:p>
          </draw:text-box>
        </draw:frame>
        <draw:polygon draw:style-name="gr1" draw:text-style-name="P1" draw:layer="layout" svg:width="16.609cm" svg:height="0.81cm" svg:x="2.49cm" svg:y="20.234cm" svg:viewBox="0 0 16610 811" draw:points="0,0 16610,0 16610,811 0,811">
          <text:p/>
        </draw:polygon>
        <draw:frame draw:style-name="gr7" draw:text-style-name="P8" draw:layer="layout" svg:width="9.057cm" svg:height="0.395cm" svg:x="2.54cm" svg:y="19.435cm">
          <draw:text-box>
            <text:p text:style-name="P3"><text:span text:style-name="T5">2. Scikit-learn for machine learning algorithms and utilities.</text:span></text:p>
          </draw:text-box>
        </draw:frame>
        <draw:polygon draw:style-name="gr1" draw:text-style-name="P1" draw:layer="layout" svg:width="16.609cm" svg:height="0.857cm" svg:x="2.49cm" svg:y="21.044cm" svg:viewBox="0 0 16610 858" draw:points="0,0 16610,0 16610,858 0,858">
          <text:p/>
        </draw:polygon>
        <draw:polygon draw:style-name="gr1" draw:text-style-name="P1" draw:layer="layout" svg:width="16.609cm" svg:height="0.904cm" svg:x="2.49cm" svg:y="21.901cm" svg:viewBox="0 0 16610 905" draw:points="0,0 16610,0 16610,905 0,905">
          <text:p/>
        </draw:polygon>
        <draw:frame draw:style-name="gr7" draw:text-style-name="P8" draw:layer="layout" svg:width="3.617cm" svg:height="0.395cm" svg:x="2.54cm" svg:y="20.246cm">
          <draw:text-box>
            <text:p text:style-name="P3"><text:span text:style-name="T5">3. Matplotlib for plotting</text:span></text:p>
          </draw:text-box>
        </draw:frame>
        <draw:polygon draw:style-name="gr1" draw:text-style-name="P1" draw:layer="layout" svg:width="16.609cm" svg:height="0.466cm" svg:x="2.49cm" svg:y="22.805cm" svg:viewBox="0 0 16610 467" draw:points="0,0 16610,0 16610,467 0,467">
          <text:p/>
        </draw:polygon>
        <draw:polygon draw:style-name="gr1" draw:text-style-name="P1" draw:layer="layout" svg:width="16.609cm" svg:height="0.811cm" svg:x="2.49cm" svg:y="23.271cm" svg:viewBox="0 0 16610 812" draw:points="0,0 16610,0 16610,812 0,812">
          <text:p/>
        </draw:polygon>
        <draw:frame draw:style-name="gr6" draw:text-style-name="P7" draw:layer="layout" svg:width="1.979cm" svg:height="0.475cm" svg:x="2.54cm" svg:y="21.916cm">
          <draw:text-box>
            <text:p text:style-name="P3"><text:span text:style-name="T4">RESULTS</text:span></text:p>
          </draw:text-box>
        </draw:frame>
        <draw:frame draw:style-name="gr7" draw:text-style-name="P8" draw:layer="layout" svg:width="16.364cm" svg:height="0.395cm" svg:x="2.54cm" svg:y="22.817cm">
          <draw:text-box>
            <text:p text:style-name="P3"><text:span text:style-name="T5">The algorithm was tested on the Malware Detection. The result for this problem performed better by using</text:span></text:p>
          </draw:text-box>
        </draw:frame>
        <draw:polygon draw:style-name="gr1" draw:text-style-name="P1" draw:layer="layout" svg:width="16.609cm" svg:height="0.857cm" svg:x="2.49cm" svg:y="24.082cm" svg:viewBox="0 0 16610 858" draw:points="0,0 16610,0 16610,858 0,858">
          <text:p/>
        </draw:polygon>
        <draw:polygon draw:style-name="gr1" draw:text-style-name="P1" draw:layer="layout" svg:width="16.609cm" svg:height="0.467cm" svg:x="2.49cm" svg:y="24.939cm" svg:viewBox="0 0 16610 468" draw:points="0,0 16610,0 16610,468 0,468">
          <text:p/>
        </draw:polygon>
        <draw:frame draw:style-name="gr7" draw:text-style-name="P8" draw:layer="layout" svg:width="4.845cm" svg:height="0.395cm" svg:x="2.54cm" svg:y="23.284cm">
          <draw:text-box>
            <text:p text:style-name="P3"><text:span text:style-name="T5">support vector machine (SVM).</text:span></text:p>
          </draw:text-box>
        </draw:frame>
      </draw:page>
      <draw:page draw:name="page4" draw:style-name="dp1" draw:master-page-name="master-page30">
        <draw:polygon draw:style-name="gr1" draw:text-style-name="P1" draw:layer="layout" svg:width="16.609cm" svg:height="0.81cm" svg:x="2.49cm" svg:y="2.54cm" svg:viewBox="0 0 16610 811" draw:points="0,0 16610,0 16610,811 0,811">
          <text:p/>
        </draw:polygon>
        <draw:polygon draw:style-name="gr1" draw:text-style-name="P1" draw:layer="layout" svg:width="16.609cm" svg:height="0.904cm" svg:x="2.49cm" svg:y="3.35cm" svg:viewBox="0 0 16610 905" draw:points="0,0 16610,0 16610,905 0,905">
          <text:p/>
        </draw:polygon>
        <draw:polygon draw:style-name="gr1" draw:text-style-name="P1" draw:layer="layout" svg:width="16.609cm" svg:height="0.857cm" svg:x="2.49cm" svg:y="4.254cm" svg:viewBox="0 0 16610 858" draw:points="0,0 16610,0 16610,858 0,858">
          <text:p/>
        </draw:polygon>
        <draw:polygon draw:style-name="gr1" draw:text-style-name="P1" draw:layer="layout" svg:width="16.609cm" svg:height="0.466cm" svg:x="2.49cm" svg:y="5.111cm" svg:viewBox="0 0 16610 467" draw:points="0,0 16610,0 16610,467 0,467">
          <text:p/>
        </draw:polygon>
        <draw:polygon draw:style-name="gr1" draw:text-style-name="P1" draw:layer="layout" svg:width="16.609cm" svg:height="0.467cm" svg:x="2.49cm" svg:y="5.577cm" svg:viewBox="0 0 16610 468" draw:points="0,0 16610,0 16610,468 0,468">
          <text:p/>
        </draw:polygon>
        <draw:polygon draw:style-name="gr1" draw:text-style-name="P1" draw:layer="layout" svg:width="16.609cm" svg:height="0.466cm" svg:x="2.49cm" svg:y="6.044cm" svg:viewBox="0 0 16610 467" draw:points="0,0 16610,0 16610,467 0,467">
          <text:p/>
        </draw:polygon>
        <draw:polygon draw:style-name="gr1" draw:text-style-name="P1" draw:layer="layout" svg:width="16.609cm" svg:height="0.467cm" svg:x="2.49cm" svg:y="6.51cm" svg:viewBox="0 0 16610 468" draw:points="0,0 16610,0 16610,468 0,468">
          <text:p/>
        </draw:polygon>
        <draw:polygon draw:style-name="gr1" draw:text-style-name="P1" draw:layer="layout" svg:width="16.609cm" svg:height="0.81cm" svg:x="2.49cm" svg:y="6.977cm" svg:viewBox="0 0 16610 811" draw:points="0,0 16610,0 16610,811 0,811">
          <text:p/>
        </draw:polygon>
        <draw:frame draw:style-name="gr6" draw:text-style-name="P7" draw:layer="layout" svg:width="5.336cm" svg:height="0.475cm" svg:x="2.54cm" svg:y="3.364cm">
          <draw:text-box>
            <text:p text:style-name="P3"><text:span text:style-name="T4">CONCLUSION&amp;SUMMARY</text:span></text:p>
          </draw:text-box>
        </draw:frame>
        <draw:frame draw:style-name="gr7" draw:text-style-name="P8" draw:layer="layout" svg:width="16.381cm" svg:height="0.395cm" svg:x="2.54cm" svg:y="5.123cm">
          <draw:text-box>
            <text:p text:style-name="P3"><text:span text:style-name="T5">Machine learning algorithms are very useful in the context of malware classification. Some of them seems</text:span></text:p>
          </draw:text-box>
        </draw:frame>
        <draw:frame draw:style-name="gr7" draw:text-style-name="P8" draw:layer="layout" svg:width="15.458cm" svg:height="0.395cm" svg:x="2.54cm" svg:y="5.59cm">
          <draw:text-box>
            <text:p text:style-name="P3"><text:span text:style-name="T5">to perform very well in practice given the right feature vectors. They also provide interesting insights</text:span></text:p>
          </draw:text-box>
        </draw:frame>
        <draw:frame draw:style-name="gr7" draw:text-style-name="P8" draw:layer="layout" svg:width="15.132cm" svg:height="0.395cm" svg:x="2.54cm" svg:y="6.056cm">
          <draw:text-box>
            <text:p text:style-name="P3"><text:span text:style-name="T5">about how an application should be examined for malware detection. For example, support vector</text:span></text:p>
          </draw:text-box>
        </draw:frame>
        <draw:frame draw:style-name="gr7" draw:text-style-name="P8" draw:layer="layout" svg:width="15.517cm" svg:height="0.395cm" svg:x="2.54cm" svg:y="6.523cm">
          <draw:text-box>
            <text:p text:style-name="P3"><text:span text:style-name="T5">machine suggested the number of required hardware components and suspicious API calls are very</text:span></text:p>
          </draw:text-box>
        </draw:frame>
        <draw:polygon draw:style-name="gr1" draw:text-style-name="P1" draw:layer="layout" svg:width="16.609cm" svg:height="0.857cm" svg:x="2.49cm" svg:y="7.787cm" svg:viewBox="0 0 16610 858" draw:points="0,0 16610,0 16610,858 0,858">
          <text:p/>
        </draw:polygon>
        <draw:polygon draw:style-name="gr1" draw:text-style-name="P1" draw:layer="layout" svg:width="16.609cm" svg:height="0.467cm" svg:x="2.49cm" svg:y="8.644cm" svg:viewBox="0 0 16610 468" draw:points="0,0 16610,0 16610,468 0,468">
          <text:p/>
        </draw:polygon>
        <draw:polygon draw:style-name="gr1" draw:text-style-name="P1" draw:layer="layout" svg:width="16.609cm" svg:height="0.466cm" svg:x="2.49cm" svg:y="9.111cm" svg:viewBox="0 0 16610 467" draw:points="0,0 16610,0 16610,467 0,467">
          <text:p/>
        </draw:polygon>
        <draw:polygon draw:style-name="gr1" draw:text-style-name="P1" draw:layer="layout" svg:width="16.609cm" svg:height="0.467cm" svg:x="2.49cm" svg:y="9.577cm" svg:viewBox="0 0 16610 468" draw:points="0,0 16610,0 16610,468 0,468">
          <text:p/>
        </draw:polygon>
        <draw:polygon draw:style-name="gr1" draw:text-style-name="P1" draw:layer="layout" svg:width="16.609cm" svg:height="0.467cm" svg:x="2.49cm" svg:y="10.044cm" svg:viewBox="0 0 16610 468" draw:points="0,0 16610,0 16610,468 0,468">
          <text:p/>
        </draw:polygon>
        <draw:polygon draw:style-name="gr1" draw:text-style-name="P1" draw:layer="layout" svg:width="16.609cm" svg:height="0.466cm" svg:x="2.49cm" svg:y="10.511cm" svg:viewBox="0 0 16610 467" draw:points="0,0 16610,0 16610,467 0,467">
          <text:p/>
        </draw:polygon>
        <draw:polygon draw:style-name="gr1" draw:text-style-name="P1" draw:layer="layout" svg:width="16.609cm" svg:height="0.467cm" svg:x="2.49cm" svg:y="10.977cm" svg:viewBox="0 0 16610 468" draw:points="0,0 16610,0 16610,468 0,468">
          <text:p/>
        </draw:polygon>
        <draw:polygon draw:style-name="gr1" draw:text-style-name="P1" draw:layer="layout" svg:width="16.609cm" svg:height="0.466cm" svg:x="2.49cm" svg:y="11.444cm" svg:viewBox="0 0 16610 467" draw:points="0,0 16610,0 16610,467 0,467">
          <text:p/>
        </draw:polygon>
        <draw:polygon draw:style-name="gr1" draw:text-style-name="P1" draw:layer="layout" svg:width="16.609cm" svg:height="0.467cm" svg:x="2.49cm" svg:y="11.91cm" svg:viewBox="0 0 16610 468" draw:points="0,0 16610,0 16610,468 0,468">
          <text:p/>
        </draw:polygon>
        <draw:polygon draw:style-name="gr1" draw:text-style-name="P1" draw:layer="layout" svg:width="16.609cm" svg:height="0.466cm" svg:x="2.49cm" svg:y="12.377cm" svg:viewBox="0 0 16610 467" draw:points="0,0 16610,0 16610,467 0,467">
          <text:p/>
        </draw:polygon>
        <draw:polygon draw:style-name="gr1" draw:text-style-name="P1" draw:layer="layout" svg:width="16.609cm" svg:height="0.467cm" svg:x="2.49cm" svg:y="12.843cm" svg:viewBox="0 0 16610 468" draw:points="0,0 16610,0 16610,468 0,468">
          <text:p/>
        </draw:polygon>
        <draw:polygon draw:style-name="gr1" draw:text-style-name="P1" draw:layer="layout" svg:width="16.609cm" svg:height="0.466cm" svg:x="2.49cm" svg:y="13.31cm" svg:viewBox="0 0 16610 467" draw:points="0,0 16610,0 16610,467 0,467">
          <text:p/>
        </draw:polygon>
        <draw:polygon draw:style-name="gr1" draw:text-style-name="P1" draw:layer="layout" svg:width="16.609cm" svg:height="0.467cm" svg:x="2.49cm" svg:y="13.776cm" svg:viewBox="0 0 16610 468" draw:points="0,0 16610,0 16610,468 0,468">
          <text:p/>
        </draw:polygon>
        <draw:polygon draw:style-name="gr1" draw:text-style-name="P1" draw:layer="layout" svg:width="16.609cm" svg:height="0.466cm" svg:x="2.49cm" svg:y="14.243cm" svg:viewBox="0 0 16610 467" draw:points="0,0 16610,0 16610,467 0,467">
          <text:p/>
        </draw:polygon>
        <draw:polygon draw:style-name="gr1" draw:text-style-name="P1" draw:layer="layout" svg:width="16.609cm" svg:height="0.467cm" svg:x="2.49cm" svg:y="14.709cm" svg:viewBox="0 0 16610 468" draw:points="0,0 16610,0 16610,468 0,468">
          <text:p/>
        </draw:polygon>
        <draw:polygon draw:style-name="gr1" draw:text-style-name="P1" draw:layer="layout" svg:width="16.609cm" svg:height="0.466cm" svg:x="2.49cm" svg:y="15.176cm" svg:viewBox="0 0 16610 467" draw:points="0,0 16610,0 16610,467 0,467">
          <text:p/>
        </draw:polygon>
        <draw:polygon draw:style-name="gr1" draw:text-style-name="P1" draw:layer="layout" svg:width="16.609cm" svg:height="0.467cm" svg:x="2.49cm" svg:y="15.642cm" svg:viewBox="0 0 16610 468" draw:points="0,0 16610,0 16610,468 0,468">
          <text:p/>
        </draw:polygon>
        <draw:polygon draw:style-name="gr1" draw:text-style-name="P1" draw:layer="layout" svg:width="16.609cm" svg:height="0.466cm" svg:x="2.49cm" svg:y="16.109cm" svg:viewBox="0 0 16610 467" draw:points="0,0 16610,0 16610,467 0,467">
          <text:p/>
        </draw:polygon>
        <draw:polygon draw:style-name="gr1" draw:text-style-name="P1" draw:layer="layout" svg:width="16.609cm" svg:height="0.467cm" svg:x="2.49cm" svg:y="16.575cm" svg:viewBox="0 0 16610 468" draw:points="0,0 16610,0 16610,468 0,468">
          <text:p/>
        </draw:polygon>
        <draw:polygon draw:style-name="gr1" draw:text-style-name="P1" draw:layer="layout" svg:width="16.609cm" svg:height="0.81cm" svg:x="2.49cm" svg:y="17.042cm" svg:viewBox="0 0 16610 811" draw:points="0,0 16610,0 16610,811 0,811">
          <text:p/>
        </draw:polygon>
        <draw:frame draw:style-name="gr7" draw:text-style-name="P8" draw:layer="layout" svg:width="2.889cm" svg:height="0.395cm" svg:x="2.54cm" svg:y="6.989cm">
          <draw:text-box>
            <text:p text:style-name="P3"><text:span text:style-name="T5">important criterias.</text:span></text:p>
          </draw:text-box>
        </draw:frame>
        <draw:frame draw:style-name="gr7" draw:text-style-name="P8" draw:layer="layout" svg:width="15.56cm" svg:height="0.395cm" svg:x="2.54cm" svg:y="8.657cm">
          <draw:text-box>
            <text:p text:style-name="P3"><text:span text:style-name="T5">Every individual and organization is vulnerable to the threat of malwares. Malwares have become an</text:span></text:p>
          </draw:text-box>
        </draw:frame>
        <draw:frame draw:style-name="gr7" draw:text-style-name="P8" draw:layer="layout" svg:width="16.017cm" svg:height="0.395cm" svg:x="2.54cm" svg:y="9.123cm">
          <draw:text-box>
            <text:p text:style-name="P3"><text:span text:style-name="T5">effective instrument to damage, destroy and incur mammoth losses not only restricted to individuals but</text:span></text:p>
          </draw:text-box>
        </draw:frame>
        <draw:frame draw:style-name="gr7" draw:text-style-name="P8" draw:layer="layout" svg:width="15.818cm" svg:height="0.395cm" svg:x="2.54cm" svg:y="9.59cm">
          <draw:text-box>
            <text:p text:style-name="P3"><text:span text:style-name="T5">also to highly e-secured environment of organizations. The exploitation of computer programs is being</text:span></text:p>
          </draw:text-box>
        </draw:frame>
        <draw:frame draw:style-name="gr7" draw:text-style-name="P8" draw:layer="layout" svg:width="16.017cm" svg:height="0.395cm" svg:x="2.54cm" svg:y="10.056cm">
          <draw:text-box>
            <text:p text:style-name="P3"><text:span text:style-name="T5">visualized as the next threat to information storing and sharing. A comprehensive research in detection,</text:span></text:p>
          </draw:text-box>
        </draw:frame>
        <draw:frame draw:style-name="gr7" draw:text-style-name="P8" draw:layer="layout" svg:width="15.847cm" svg:height="0.395cm" svg:x="2.54cm" svg:y="10.523cm">
          <draw:text-box>
            <text:p text:style-name="P3"><text:span text:style-name="T5">analyzing, identification, repairing, removing of malwares is required to explore this undiscovered field.</text:span></text:p>
          </draw:text-box>
        </draw:frame>
        <draw:frame draw:style-name="gr7" draw:text-style-name="P8" draw:layer="layout" svg:width="14.814cm" svg:height="0.395cm" svg:x="2.54cm" svg:y="10.989cm">
          <draw:text-box>
            <text:p text:style-name="P3"><text:span text:style-name="T5">Therefore, cyber crimes needs to be thoroughly and meticulously conducted similar to a murder</text:span></text:p>
          </draw:text-box>
        </draw:frame>
        <draw:frame draw:style-name="gr7" draw:text-style-name="P8" draw:layer="layout" svg:width="15.153cm" svg:height="0.395cm" svg:x="2.54cm" svg:y="11.456cm">
          <draw:text-box>
            <text:p text:style-name="P3"><text:span text:style-name="T5">investigation. In the good old days, digital investigators could easily explore, discover and analyze</text:span></text:p>
          </draw:text-box>
        </draw:frame>
        <draw:frame draw:style-name="gr7" draw:text-style-name="P8" draw:layer="layout" svg:width="15.416cm" svg:height="0.395cm" svg:x="2.54cm" svg:y="11.922cm">
          <draw:text-box>
            <text:p text:style-name="P3"><text:span text:style-name="T5">malicious code on computer systems due to the malware functionality which was easily observable;</text:span></text:p>
          </draw:text-box>
        </draw:frame>
        <draw:frame draw:style-name="gr7" draw:text-style-name="P8" draw:layer="layout" svg:width="15.682cm" svg:height="0.395cm" svg:x="2.54cm" svg:y="12.389cm">
          <draw:text-box>
            <text:p text:style-name="P3"><text:span text:style-name="T5">therefore little effort was required in performing in depth analysis of the code. Today, various forms of</text:span></text:p>
          </draw:text-box>
        </draw:frame>
        <draw:frame draw:style-name="gr7" draw:text-style-name="P8" draw:layer="layout" svg:width="15.53cm" svg:height="0.395cm" svg:x="2.54cm" svg:y="12.855cm">
          <draw:text-box>
            <text:p text:style-name="P3"><text:span text:style-name="T5">malware are proliferating, automatically spreading (worm behavior), providing remote control access</text:span></text:p>
          </draw:text-box>
        </draw:frame>
        <draw:frame draw:style-name="gr7" draw:text-style-name="P8" draw:layer="layout" svg:width="15.809cm" svg:height="0.395cm" svg:x="2.54cm" svg:y="13.322cm">
          <draw:text-box>
            <text:p text:style-name="P3"><text:span text:style-name="T5">(Trojan horse/backdoor behavior), and sometimes concealing their activities on the compromised host</text:span></text:p>
          </draw:text-box>
        </draw:frame>
        <draw:frame draw:style-name="gr7" draw:text-style-name="P8" draw:layer="layout" svg:width="15.695cm" svg:height="0.395cm" svg:x="2.54cm" svg:y="13.788cm">
          <draw:text-box>
            <text:p text:style-name="P3"><text:span text:style-name="T5">(rootkit behavior). Furthermore, malware bypass security measures &amp; firewalls disable AntiVirus tools</text:span></text:p>
          </draw:text-box>
        </draw:frame>
        <draw:frame draw:style-name="gr7" draw:text-style-name="P8" draw:layer="layout" svg:width="16.165cm" svg:height="0.395cm" svg:x="2.54cm" svg:y="14.255cm">
          <draw:text-box>
            <text:p text:style-name="P3"><text:span text:style-name="T5">from within the network to external command. The increasing sophistication of malicious code &amp; growing</text:span></text:p>
          </draw:text-box>
        </draw:frame>
        <draw:frame draw:style-name="gr7" draw:text-style-name="P8" draw:layer="layout" svg:width="15.852cm" svg:height="0.395cm" svg:x="2.54cm" svg:y="14.721cm">
          <draw:text-box>
            <text:p text:style-name="P3"><text:span text:style-name="T5">importance of malware analysis in digital investigation has driven advances in tools and techniques for</text:span></text:p>
          </draw:text-box>
        </draw:frame>
        <draw:frame draw:style-name="gr7" draw:text-style-name="P8" draw:layer="layout" svg:width="14.315cm" svg:height="0.395cm" svg:x="2.54cm" svg:y="15.188cm">
          <draw:text-box>
            <text:p text:style-name="P3"><text:span text:style-name="T5">performing autopsies and surgery on malware. The demand for formalization and supporting</text:span></text:p>
          </draw:text-box>
        </draw:frame>
        <draw:frame draw:style-name="gr7" draw:text-style-name="P8" draw:layer="layout" svg:width="16.25cm" svg:height="0.395cm" svg:x="2.54cm" svg:y="15.654cm">
          <draw:text-box>
            <text:p text:style-name="P3"><text:span text:style-name="T5">documentation has grown as more investigations rely on understanding malware. The results of malware</text:span></text:p>
          </draw:text-box>
        </draw:frame>
        <draw:frame draw:style-name="gr7" draw:text-style-name="P8" draw:layer="layout" svg:width="15.035cm" svg:height="0.395cm" svg:x="2.54cm" svg:y="16.121cm">
          <draw:text-box>
            <text:p text:style-name="P3"><text:span text:style-name="T5">analysis must be accurate and verifiable, to the point that they can be relied on as evidence in an</text:span></text:p>
          </draw:text-box>
        </draw:frame>
        <draw:frame draw:style-name="gr7" draw:text-style-name="P8" draw:layer="layout" svg:width="16.398cm" svg:height="0.395cm" svg:x="2.54cm" svg:y="16.587cm">
          <draw:text-box>
            <text:p text:style-name="P3"><text:span text:style-name="T5">investigation or prosecution. The above model is a very simple and helpful tool even to the least computer</text:span></text:p>
          </draw:text-box>
        </draw:frame>
        <draw:polygon draw:style-name="gr1" draw:text-style-name="P1" draw:layer="layout" svg:width="16.609cm" svg:height="0.857cm" svg:x="2.49cm" svg:y="17.852cm" svg:viewBox="0 0 16610 858" draw:points="0,0 16610,0 16610,858 0,858">
          <text:p/>
        </draw:polygon>
        <draw:polygon draw:style-name="gr1" draw:text-style-name="P1" draw:layer="layout" svg:width="16.609cm" svg:height="0.467cm" svg:x="2.49cm" svg:y="18.709cm" svg:viewBox="0 0 16610 468" draw:points="0,0 16610,0 16610,468 0,468">
          <text:p/>
        </draw:polygon>
        <draw:polygon draw:style-name="gr1" draw:text-style-name="P1" draw:layer="layout" svg:width="16.609cm" svg:height="0.466cm" svg:x="2.49cm" svg:y="19.176cm" svg:viewBox="0 0 16610 467" draw:points="0,0 16610,0 16610,467 0,467">
          <text:p/>
        </draw:polygon>
        <draw:polygon draw:style-name="gr1" draw:text-style-name="P1" draw:layer="layout" svg:width="16.609cm" svg:height="0.467cm" svg:x="2.49cm" svg:y="19.642cm" svg:viewBox="0 0 16610 468" draw:points="0,0 16610,0 16610,468 0,468">
          <text:p/>
        </draw:polygon>
        <draw:polygon draw:style-name="gr1" draw:text-style-name="P1" draw:layer="layout" svg:width="16.609cm" svg:height="0.466cm" svg:x="2.49cm" svg:y="20.109cm" svg:viewBox="0 0 16610 467" draw:points="0,0 16610,0 16610,467 0,467">
          <text:p/>
        </draw:polygon>
        <draw:polygon draw:style-name="gr1" draw:text-style-name="P1" draw:layer="layout" svg:width="16.609cm" svg:height="0.467cm" svg:x="2.49cm" svg:y="20.575cm" svg:viewBox="0 0 16610 468" draw:points="0,0 16610,0 16610,468 0,468">
          <text:p/>
        </draw:polygon>
        <draw:polygon draw:style-name="gr1" draw:text-style-name="P1" draw:layer="layout" svg:width="16.609cm" svg:height="0.466cm" svg:x="2.49cm" svg:y="21.042cm" svg:viewBox="0 0 16610 467" draw:points="0,0 16610,0 16610,467 0,467">
          <text:p/>
        </draw:polygon>
        <draw:polygon draw:style-name="gr1" draw:text-style-name="P1" draw:layer="layout" svg:width="16.609cm" svg:height="0.467cm" svg:x="2.49cm" svg:y="21.508cm" svg:viewBox="0 0 16610 468" draw:points="0,0 16610,0 16610,468 0,468">
          <text:p/>
        </draw:polygon>
        <draw:polygon draw:style-name="gr1" draw:text-style-name="P1" draw:layer="layout" svg:width="16.609cm" svg:height="0.466cm" svg:x="2.49cm" svg:y="21.975cm" svg:viewBox="0 0 16610 467" draw:points="0,0 16610,0 16610,467 0,467">
          <text:p/>
        </draw:polygon>
        <draw:polygon draw:style-name="gr1" draw:text-style-name="P1" draw:layer="layout" svg:width="16.609cm" svg:height="0.467cm" svg:x="2.49cm" svg:y="22.441cm" svg:viewBox="0 0 16610 468" draw:points="0,0 16610,0 16610,468 0,468">
          <text:p/>
        </draw:polygon>
        <draw:polygon draw:style-name="gr1" draw:text-style-name="P1" draw:layer="layout" svg:width="16.609cm" svg:height="0.466cm" svg:x="2.49cm" svg:y="22.908cm" svg:viewBox="0 0 16610 467" draw:points="0,0 16610,0 16610,467 0,467">
          <text:p/>
        </draw:polygon>
        <draw:polygon draw:style-name="gr1" draw:text-style-name="P1" draw:layer="layout" svg:width="16.609cm" svg:height="0.467cm" svg:x="2.49cm" svg:y="23.374cm" svg:viewBox="0 0 16610 468" draw:points="0,0 16610,0 16610,468 0,468">
          <text:p/>
        </draw:polygon>
        <draw:polygon draw:style-name="gr1" draw:text-style-name="P1" draw:layer="layout" svg:width="16.609cm" svg:height="0.466cm" svg:x="2.49cm" svg:y="23.841cm" svg:viewBox="0 0 16610 467" draw:points="0,0 16610,0 16610,467 0,467">
          <text:p/>
        </draw:polygon>
        <draw:polygon draw:style-name="gr1" draw:text-style-name="P1" draw:layer="layout" svg:width="16.609cm" svg:height="0.467cm" svg:x="2.49cm" svg:y="24.307cm" svg:viewBox="0 0 16610 468" draw:points="0,0 16610,0 16610,468 0,468">
          <text:p/>
        </draw:polygon>
        <draw:polygon draw:style-name="gr1" draw:text-style-name="P1" draw:layer="layout" svg:width="16.609cm" svg:height="0.466cm" svg:x="2.49cm" svg:y="24.774cm" svg:viewBox="0 0 16610 467" draw:points="0,0 16610,0 16610,467 0,467">
          <text:p/>
        </draw:polygon>
        <draw:frame draw:style-name="gr7" draw:text-style-name="P8" draw:layer="layout" svg:width="11.737cm" svg:height="0.395cm" svg:x="2.54cm" svg:y="17.054cm">
          <draw:text-box>
            <text:p text:style-name="P3"><text:span text:style-name="T5">literate to understand and differentiate among the various types of malware.</text:span></text:p>
          </draw:text-box>
        </draw:frame>
        <draw:frame draw:style-name="gr7" draw:text-style-name="P8" draw:layer="layout" svg:width="15.957cm" svg:height="0.395cm" svg:x="2.54cm" svg:y="18.721cm">
          <draw:text-box>
            <text:p text:style-name="P3"><text:span text:style-name="T5">The decision tree highlights the parameters to look out for the analysis whenever we are subjected to a</text:span></text:p>
          </draw:text-box>
        </draw:frame>
        <draw:frame draw:style-name="gr7" draw:text-style-name="P8" draw:layer="layout" svg:width="15.691cm" svg:height="0.395cm" svg:x="2.54cm" svg:y="19.188cm">
          <draw:text-box>
            <text:p text:style-name="P3"><text:span text:style-name="T5">cyber attack. Every antivirus is not 100% safe, malware authors are very smart and they make use of</text:span></text:p>
          </draw:text-box>
        </draw:frame>
        <draw:frame draw:style-name="gr7" draw:text-style-name="P8" draw:layer="layout" svg:width="16.266cm" svg:height="0.395cm" svg:x="2.54cm" svg:y="19.654cm">
          <draw:text-box>
            <text:p text:style-name="P3"><text:span text:style-name="T5">crypters &amp; binders to bypass even Antivirus. So, instead of using so many tools, forensic investigator can</text:span></text:p>
          </draw:text-box>
        </draw:frame>
        <draw:frame draw:style-name="gr7" draw:text-style-name="P8" draw:layer="layout" svg:width="14.607cm" svg:height="0.395cm" svg:x="2.54cm" svg:y="20.121cm">
          <draw:text-box>
            <text:p text:style-name="P3"><text:span text:style-name="T5">make use of our model to classify the malwares. Once the investigator has searched those six</text:span></text:p>
          </draw:text-box>
        </draw:frame>
        <draw:frame draw:style-name="gr7" draw:text-style-name="P8" draw:layer="layout" svg:width="15.86cm" svg:height="0.395cm" svg:x="2.54cm" svg:y="20.587cm">
          <draw:text-box>
            <text:p text:style-name="P3"><text:span text:style-name="T5">parameters about the malware during investigation, it becomes easy for them to classify by our model.</text:span></text:p>
          </draw:text-box>
        </draw:frame>
        <draw:frame draw:style-name="gr7" draw:text-style-name="P8" draw:layer="layout" svg:width="15.297cm" svg:height="0.395cm" svg:x="2.54cm" svg:y="21.054cm">
          <draw:text-box>
            <text:p text:style-name="P3"><text:span text:style-name="T5">The identification of the binary structure of a malware helps in knowing its features, characteristics,</text:span></text:p>
          </draw:text-box>
        </draw:frame>
        <draw:frame draw:style-name="gr7" draw:text-style-name="P8" draw:layer="layout" svg:width="15.208cm" svg:height="0.395cm" svg:x="2.54cm" svg:y="21.52cm">
          <draw:text-box>
            <text:p text:style-name="P3"><text:span text:style-name="T5">behavior and composition. Collection of such information yields in developing its countermeasures</text:span></text:p>
          </draw:text-box>
        </draw:frame>
        <draw:frame draw:style-name="gr7" draw:text-style-name="P8" draw:layer="layout" svg:width="15.974cm" svg:height="0.395cm" svg:x="2.54cm" svg:y="21.987cm">
          <draw:text-box>
            <text:p text:style-name="P3"><text:span text:style-name="T5">depending upon its type (worm, rootkit). Malware analysis is like a cat &amp; mouse game, as new malware</text:span></text:p>
          </draw:text-box>
        </draw:frame>
        <draw:frame draw:style-name="gr7" draw:text-style-name="P8" draw:layer="layout" svg:width="15.708cm" svg:height="0.395cm" svg:x="2.54cm" svg:y="22.453cm">
          <draw:text-box>
            <text:p text:style-name="P3"><text:span text:style-name="T5">analysis techniques are developed, malware authors respond with new techniques to thwart analysis.</text:span></text:p>
          </draw:text-box>
        </draw:frame>
        <draw:frame draw:style-name="gr7" draw:text-style-name="P8" draw:layer="layout" svg:width="16.228cm" svg:height="0.395cm" svg:x="2.54cm" svg:y="22.92cm">
          <draw:text-box>
            <text:p text:style-name="P3"><text:span text:style-name="T5">Antivirus use source code to detect malware i.e. too time consuming, our model is statistical &amp; thus more</text:span></text:p>
          </draw:text-box>
        </draw:frame>
        <draw:frame draw:style-name="gr7" draw:text-style-name="P8" draw:layer="layout" svg:width="15.526cm" svg:height="0.395cm" svg:x="2.54cm" svg:y="23.386cm">
          <draw:text-box>
            <text:p text:style-name="P3"><text:span text:style-name="T5">successful. Forensically, Decision tree model will help in streamlining the process of investigation by</text:span></text:p>
          </draw:text-box>
        </draw:frame>
        <draw:frame draw:style-name="gr7" draw:text-style-name="P8" draw:layer="layout" svg:width="16.19cm" svg:height="0.395cm" svg:x="2.54cm" svg:y="23.853cm">
          <draw:text-box>
            <text:p text:style-name="P3"><text:span text:style-name="T5">concentrating only on those significant derived from the model for a forensic investigator. The advantage</text:span></text:p>
          </draw:text-box>
        </draw:frame>
        <draw:frame draw:style-name="gr7" draw:text-style-name="P8" draw:layer="layout" svg:width="15.881cm" svg:height="0.395cm" svg:x="2.54cm" svg:y="24.319cm">
          <draw:text-box>
            <text:p text:style-name="P3"><text:span text:style-name="T5">of this model is that if any new malware is executed or developed, Antivirus will search source code by</text:span></text:p>
          </draw:text-box>
        </draw:frame>
        <draw:frame draw:style-name="gr7" draw:text-style-name="P8" draw:layer="layout" svg:width="15.018cm" svg:height="0.395cm" svg:x="2.54cm" svg:y="24.786cm">
          <draw:text-box>
            <text:p text:style-name="P3"><text:span text:style-name="T5">OllyDbg, IDAPro making use of assembly language, then it will develop signature &amp; will update in</text:span></text:p>
          </draw:text-box>
        </draw:frame>
      </draw:page>
      <draw:page draw:name="page5" draw:style-name="dp1" draw:master-page-name="master-page52">
        <draw:polygon draw:style-name="gr1" draw:text-style-name="P1" draw:layer="layout" svg:width="16.609cm" svg:height="0.466cm" svg:x="2.49cm" svg:y="2.54cm" svg:viewBox="0 0 16610 467" draw:points="0,0 16610,0 16610,467 0,467">
          <text:p/>
        </draw:polygon>
        <draw:polygon draw:style-name="gr1" draw:text-style-name="P1" draw:layer="layout" svg:width="16.609cm" svg:height="0.467cm" svg:x="2.49cm" svg:y="3.006cm" svg:viewBox="0 0 16610 468" draw:points="0,0 16610,0 16610,468 0,468">
          <text:p/>
        </draw:polygon>
        <draw:polygon draw:style-name="gr1" draw:text-style-name="P1" draw:layer="layout" svg:width="16.609cm" svg:height="0.81cm" svg:x="2.49cm" svg:y="3.473cm" svg:viewBox="0 0 16610 811" draw:points="0,0 16610,0 16610,811 0,811">
          <text:p/>
        </draw:polygon>
        <draw:frame draw:style-name="gr7" draw:text-style-name="P8" draw:layer="layout" svg:width="16.169cm" svg:height="0.395cm" svg:x="2.54cm" svg:y="2.552cm">
          <draw:text-box>
            <text:p text:style-name="P3"><text:span text:style-name="T5">software or countermeasure will be taken after the development of signature but when any new malware</text:span></text:p>
          </draw:text-box>
        </draw:frame>
        <draw:frame draw:style-name="gr7" draw:text-style-name="P8" draw:layer="layout" svg:width="15.991cm" svg:height="0.395cm" svg:x="2.54cm" svg:y="3.018cm">
          <draw:text-box>
            <text:p text:style-name="P3"><text:span text:style-name="T5">is executed in our system, then with the help of our model we can search those significant immediately,</text:span></text:p>
          </draw:text-box>
        </draw:frame>
        <draw:polygon draw:style-name="gr1" draw:text-style-name="P1" draw:layer="layout" svg:width="16.609cm" svg:height="0.857cm" svg:x="2.49cm" svg:y="4.283cm" svg:viewBox="0 0 16610 858" draw:points="0,0 16610,0 16610,858 0,858">
          <text:p/>
        </draw:polygon>
        <draw:polygon draw:style-name="gr1" draw:text-style-name="P1" draw:layer="layout" svg:width="16.609cm" svg:height="0.467cm" svg:x="2.49cm" svg:y="5.14cm" svg:viewBox="0 0 16610 468" draw:points="0,0 16610,0 16610,468 0,468">
          <text:p/>
        </draw:polygon>
        <draw:polygon draw:style-name="gr1" draw:text-style-name="P1" draw:layer="layout" svg:width="16.609cm" svg:height="0.466cm" svg:x="2.49cm" svg:y="5.607cm" svg:viewBox="0 0 16610 467" draw:points="0,0 16610,0 16610,467 0,467">
          <text:p/>
        </draw:polygon>
        <draw:polygon draw:style-name="gr1" draw:text-style-name="P1" draw:layer="layout" svg:width="16.609cm" svg:height="0.467cm" svg:x="2.49cm" svg:y="6.073cm" svg:viewBox="0 0 16610 468" draw:points="0,0 16610,0 16610,468 0,468">
          <text:p/>
        </draw:polygon>
        <draw:polygon draw:style-name="gr1" draw:text-style-name="P1" draw:layer="layout" svg:width="16.609cm" svg:height="0.466cm" svg:x="2.49cm" svg:y="6.54cm" svg:viewBox="0 0 16610 467" draw:points="0,0 16610,0 16610,467 0,467">
          <text:p/>
        </draw:polygon>
        <draw:polygon draw:style-name="gr1" draw:text-style-name="P1" draw:layer="layout" svg:width="16.609cm" svg:height="0.811cm" svg:x="2.49cm" svg:y="7.006cm" svg:viewBox="0 0 16610 812" draw:points="0,0 16610,0 16610,812 0,812">
          <text:p/>
        </draw:polygon>
        <draw:frame draw:style-name="gr7" draw:text-style-name="P8" draw:layer="layout" svg:width="12.782cm" svg:height="0.395cm" svg:x="2.54cm" svg:y="3.485cm">
          <draw:text-box>
            <text:p text:style-name="P3"><text:span text:style-name="T5">classify the category of malware &amp; then countermeasure can be taken at that time.</text:span></text:p>
          </draw:text-box>
        </draw:frame>
        <draw:frame draw:style-name="gr7" draw:text-style-name="P8" draw:layer="layout" svg:width="16.233cm" svg:height="0.395cm" svg:x="2.54cm" svg:y="5.152cm">
          <draw:text-box>
            <text:p text:style-name="P3"><text:span text:style-name="T5">Future Scope There are many ideas and methods that are yet to be implemented for the future research.</text:span></text:p>
          </draw:text-box>
        </draw:frame>
        <draw:frame draw:style-name="gr7" draw:text-style-name="P8" draw:layer="layout" svg:width="16.097cm" svg:height="0.395cm" svg:x="2.54cm" svg:y="5.619cm">
          <draw:text-box>
            <text:p text:style-name="P3"><text:span text:style-name="T5">1) In future, a tool or software developed can include the significant finding obtained in our Decision tree</text:span></text:p>
          </draw:text-box>
        </draw:frame>
        <draw:frame draw:style-name="gr7" draw:text-style-name="P8" draw:layer="layout" svg:width="15.67cm" svg:height="0.395cm" svg:x="2.54cm" svg:y="6.085cm">
          <draw:text-box>
            <text:p text:style-name="P3"><text:span text:style-name="T5">to classify the malware. 2) Moreover the tools may be attached with the knowledge base, so that less</text:span></text:p>
          </draw:text-box>
        </draw:frame>
        <draw:frame draw:style-name="gr7" draw:text-style-name="P8" draw:layer="layout" svg:width="15.907cm" svg:height="0.395cm" svg:x="2.54cm" svg:y="6.552cm">
          <draw:text-box>
            <text:p text:style-name="P3"><text:span text:style-name="T5">skilled user can also use the toolkit for forensic analysis. 3) Last but not least the task of first detecting,</text:span></text:p>
          </draw:text-box>
        </draw:frame>
        <draw:frame draw:style-name="gr7" draw:text-style-name="P8" draw:layer="layout" svg:width="14.759cm" svg:height="0.395cm" svg:x="2.54cm" svg:y="7.018cm">
          <draw:text-box>
            <text:p text:style-name="P3"><text:span text:style-name="T5">analyzing &amp; generating cures for unknown &amp; malicious files is itself an individual research topic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adea1" svg:font-family="Caladea"/>
    <style:font-face style:name="Arial" svg:font-family="Arial" style:font-pitch="variable"/>
    <style:font-face style:name="Caladea" svg:font-family="Calade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2cm" fo:margin-left="2.4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2" style:page-layout-name="PM0" draw:style-name="Mdp1"/>
    <style:master-page style:name="master-page41" style:page-layout-name="PM0" draw:style-name="Mdp1"/>
    <style:master-page style:name="master-page3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04T05:18:17.865126000</dc:date>
    <meta:editing-duration>PT1M25S</meta:editing-duration>
    <meta:editing-cycles>2</meta:editing-cycles>
    <meta:generator>LibreOffice/6.2.3.2$MacOSX_X86_64 LibreOffice_project/aecc05fe267cc68dde00352a451aa867b3b546ac</meta:generator>
    <meta:document-statistic meta:object-count="225"/>
  </office:meta>
</office:document-meta>
</file>